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style="italic" style:font-style-asian="italic" fo:font-size="26pt" style:font-size-asian="26pt" style:font-size-complex="26pt"/>
    </style:style>
    <style:style style:name="T5" style:parent-style-name="horizontal-container" style:family="text">
      <style:text-properties fo:font-style="italic" style:font-style-asian="italic" fo:font-size="26pt" style:font-size-asian="26pt" style:font-size-complex="26pt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font-size="26pt" style:font-size-asian="26pt" style:font-size-complex="26pt"/>
    </style:style>
    <style:style style:name="T8" style:parent-style-name="Policepardéfaut" style:family="text">
      <style:text-properties fo:font-size="20pt" style:font-size-asian="20pt" style:font-size-complex="20pt"/>
    </style:style>
    <style:style style:name="T9" style:parent-style-name="Policepardéfaut" style:family="text">
      <style:text-properties style:font-weight-complex="bold" fo:font-size="20pt" style:font-size-asian="20pt" style:font-size-complex="20pt"/>
    </style:style>
    <style:style style:name="T10" style:parent-style-name="Policepardéfaut" style:family="text">
      <style:text-properties fo:font-size="20pt" style:font-size-asian="20pt" style:font-size-complex="20pt"/>
    </style:style>
    <style:style style:name="P11" style:parent-style-name="Normal" style:family="paragraph">
      <style:text-properties fo:font-size="26pt" style:font-size-asian="26pt" style:font-size-complex="26pt"/>
    </style:style>
    <style:style style:name="P12" style:parent-style-name="Normal" style:family="paragraph">
      <style:text-properties fo:font-size="26pt" style:font-size-asian="26pt" style:font-size-complex="26pt"/>
    </style:style>
    <style:style style:name="P13" style:parent-style-name="Normal" style:family="paragraph">
      <style:text-properties fo:font-size="26pt" style:font-size-asian="26pt" style:font-size-complex="26pt"/>
    </style:style>
    <style:style style:name="P14" style:parent-style-name="Normal" style:family="paragraph">
      <style:text-properties fo:font-size="26pt" style:font-size-asian="26pt" style:font-size-complex="26pt"/>
    </style:style>
    <style:style style:name="P15" style:parent-style-name="Normal" style:family="paragraph">
      <style:text-properties fo:font-size="26pt" style:font-size-asian="26pt" style:font-size-complex="26pt"/>
    </style:style>
    <style:style style:name="P16" style:parent-style-name="Normal" style:family="paragraph">
      <style:text-properties fo:font-size="26pt" style:font-size-asian="26pt" style:font-size-complex="26pt"/>
    </style:style>
    <style:style style:name="P17" style:parent-style-name="Normal" style:family="paragraph">
      <style:text-properties fo:font-size="26pt" style:font-size-asian="26pt" style:font-size-complex="26pt"/>
    </style:style>
    <style:style style:name="P18" style:parent-style-name="Normal" style:family="paragraph">
      <style:text-properties fo:font-size="26pt" style:font-size-asian="26pt" style:font-size-complex="26pt"/>
    </style:style>
    <style:style style:name="P1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21" style:family="table-column">
      <style:table-column-properties style:column-width="0.9638in"/>
    </style:style>
    <style:style style:name="TableColumn22" style:family="table-column">
      <style:table-column-properties style:column-width="2.334in"/>
    </style:style>
    <style:style style:name="TableColumn23" style:family="table-column">
      <style:table-column-properties style:column-width="2.9909in"/>
    </style:style>
    <style:style style:name="Table20" style:family="table">
      <style:table-properties style:width="6.288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.3333in" fo:line-height="100%"/>
    </style:style>
    <style:style style:name="T2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.3333in" fo:line-height="100%"/>
    </style:style>
    <style:style style:name="T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.3333in" fo:line-height="100%"/>
    </style:style>
    <style:style style:name="T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34" style:family="table-row">
      <style:table-row-properties/>
    </style:style>
    <style:style style:name="TableCell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.3333in" fo:line-height="100%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.3333in" fo:line-height="100%"/>
    </style:style>
    <style:style style:name="T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.3333in" fo:line-height="100%"/>
    </style:style>
    <style:style style:name="T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3" style:family="table-row">
      <style:table-row-properties/>
    </style:style>
    <style:style style:name="TableCell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.3333in" fo:line-height="100%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.3333in" fo:line-height="100%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bottom="0.3333in" fo:line-height="100%"/>
    </style:style>
    <style:style style:name="T6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68" style:family="table-row">
      <style:table-row-properties/>
    </style:style>
    <style:style style:name="TableCell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.3333in" fo:line-height="100%"/>
    </style:style>
    <style:style style:name="T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.3333in" fo:line-height="100%"/>
    </style:style>
    <style:style style:name="T7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margin-bottom="0.3333in" fo:line-height="100%"/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84" style:family="table-column">
      <style:table-column-properties style:column-width="1.5083in"/>
    </style:style>
    <style:style style:name="TableColumn85" style:family="table-column">
      <style:table-column-properties style:column-width="2.3659in"/>
    </style:style>
    <style:style style:name="TableColumn86" style:family="table-column">
      <style:table-column-properties style:column-width="2.4145in"/>
    </style:style>
    <style:style style:name="Table83" style:family="table">
      <style:table-properties style:width="6.2888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.3333in" fo:line-height="100%"/>
    </style:style>
    <style:style style:name="T9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.3333in" fo:line-height="100%"/>
    </style:style>
    <style:style style:name="T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.3333in" fo:line-height="100%"/>
    </style:style>
    <style:style style:name="T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7" style:family="table-row">
      <style:table-row-properties/>
    </style:style>
    <style:style style:name="TableCell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.3333in" fo:line-height="100%"/>
    </style:style>
    <style:style style:name="T1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.3333in" fo:line-height="100%"/>
    </style:style>
    <style:style style:name="T1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.3333in" fo:line-height="100%"/>
    </style:style>
    <style:style style:name="T1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2" style:family="table-row">
      <style:table-row-properties/>
    </style:style>
    <style:style style:name="TableCell1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.3333in" fo:line-height="100%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.3333in" fo:line-height="100%"/>
    </style:style>
    <style:style style:name="T1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.3333in" fo:line-height="100%"/>
    </style:style>
    <style:style style:name="T1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26" style:family="table-row">
      <style:table-row-properties/>
    </style:style>
    <style:style style:name="TableCell1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.3333in" fo:line-height="100%"/>
    </style:style>
    <style:style style:name="T12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.3333in" fo:line-height="100%"/>
    </style:style>
    <style:style style:name="T13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.3333in" fo:line-height="100%"/>
    </style:style>
    <style:style style:name="T1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143" style:family="table-column">
      <style:table-column-properties style:column-width="1.0229in"/>
    </style:style>
    <style:style style:name="TableColumn144" style:family="table-column">
      <style:table-column-properties style:column-width="2.9861in"/>
    </style:style>
    <style:style style:name="TableColumn145" style:family="table-column">
      <style:table-column-properties style:column-width="2.2798in"/>
    </style:style>
    <style:style style:name="Table142" style:family="table">
      <style:table-properties style:width="6.2888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.3333in" fo:line-height="100%"/>
    </style:style>
    <style:style style:name="T14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.3333in" fo:line-height="100%"/>
    </style:style>
    <style:style style:name="T1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.3333in" fo:line-height="100%"/>
    </style:style>
    <style:style style:name="T1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56" style:family="table-row">
      <style:table-row-properties/>
    </style:style>
    <style:style style:name="TableCell1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.3333in" fo:line-height="100%"/>
    </style:style>
    <style:style style:name="T1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margin-bottom="0.3333in" fo:line-height="100%"/>
    </style:style>
    <style:style style:name="T1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.3333in" fo:line-height="100%"/>
    </style:style>
    <style:style style:name="T1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71" style:family="table-row">
      <style:table-row-properties/>
    </style:style>
    <style:style style:name="TableCell1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.3333in" fo:line-height="100%"/>
    </style:style>
    <style:style style:name="T1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.3333in" fo:line-height="100%"/>
    </style:style>
    <style:style style:name="T17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.3333in" fo:line-height="100%"/>
    </style:style>
    <style:style style:name="T1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86" style:family="table-row">
      <style:table-row-properties/>
    </style:style>
    <style:style style:name="TableCell1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.3333in" fo:line-height="100%"/>
    </style:style>
    <style:style style:name="T1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.3333in" fo:line-height="100%"/>
    </style:style>
    <style:style style:name="T1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.3333in" fo:line-height="100%"/>
    </style:style>
    <style:style style:name="T19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0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204" style:family="table-column">
      <style:table-column-properties style:column-width="1.3041in"/>
    </style:style>
    <style:style style:name="TableColumn205" style:family="table-column">
      <style:table-column-properties style:column-width="2.7222in"/>
    </style:style>
    <style:style style:name="TableColumn206" style:family="table-column">
      <style:table-column-properties style:column-width="2.2625in"/>
    </style:style>
    <style:style style:name="Table203" style:family="table">
      <style:table-properties style:width="6.2888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.3333in" fo:line-height="100%"/>
    </style:style>
    <style:style style:name="T21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.3333in" fo:line-height="100%"/>
    </style:style>
    <style:style style:name="T2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.3333in" fo:line-height="100%"/>
    </style:style>
    <style:style style:name="T2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217" style:family="table-row">
      <style:table-row-properties/>
    </style:style>
    <style:style style:name="TableCell2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.3333in" fo:line-height="100%"/>
    </style:style>
    <style:style style:name="T2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.3333in" fo:line-height="100%"/>
    </style:style>
    <style:style style:name="T2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.3333in" fo:line-height="100%"/>
    </style:style>
    <style:style style:name="T2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32" style:family="table-row">
      <style:table-row-properties/>
    </style:style>
    <style:style style:name="TableCell2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.3333in" fo:line-height="100%"/>
    </style:style>
    <style:style style:name="T2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.3333in" fo:line-height="100%"/>
    </style:style>
    <style:style style:name="T23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.3333in" fo:line-height="100%"/>
    </style:style>
    <style:style style:name="T2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49" style:family="table-row">
      <style:table-row-properties/>
    </style:style>
    <style:style style:name="TableCell2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.3333in" fo:line-height="100%"/>
    </style:style>
    <style:style style:name="T2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.3333in" fo:line-height="100%"/>
    </style:style>
    <style:style style:name="T2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.3333in" fo:line-height="100%"/>
    </style:style>
    <style:style style:name="T2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4" style:parent-style-name="Normal" style:family="paragraph">
      <style:paragraph-properties fo:text-align="center"/>
      <style:text-properties fo:font-size="20pt" style:font-size-asian="20pt" style:font-size-complex="20pt"/>
    </style:style>
  </office:automatic-styles>
  <office:body>
    <office:text text:use-soft-page-breaks="true">
      <text:p text:style-name="P1">Emil Rastoder</text:p>
      <text:p text:style-name="P2">Veille BTS</text:p>
      <text:p text:style-name="P3"><text:span text:style-name="T4">Sujet :</text:span><text:span text:style-name="T5"><text:s/>l'évolution des attaques par ransomware et le mesure de protection en entreprise.</text:span></text:p>
      <text:p text:style-name="P6"/>
      <text:p text:style-name="Normal"><text:span text:style-name="T7">Définition :</text:span><text:s/><text:span text:style-name="T8">Une<text:s/></text:span><text:span text:style-name="T9">attaque par Ransomware</text:span><text:span text:style-name="T10"><text:s/>(ou rançongiciel en français) est un type d'attaque informatique malveillante où des cybercriminels déploient un logiciel spécifique sur le système d'une victime (individu, entreprise ou organisation).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SEPTEMBRE 2025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<text:span text:style-name="T27">Catégorie</text:span></text:p>
            </table:table-cell>
            <table:table-cell table:style-name="TableCell28">
              <text:p text:style-name="P29"><text:span text:style-name="T30">Fait Marquant du Mois</text:span></text:p>
            </table:table-cell>
            <table:table-cell table:style-name="TableCell31">
              <text:p text:style-name="P32"><text:span text:style-name="T33">Analyse pour votre Projet</text:span></text:p>
            </table:table-cell>
          </table:table-row>
        </table:table-header-rows>
        <table:table-row table:style-name="TableRow34">
          <table:table-cell table:style-name="TableCell35">
            <text:p text:style-name="P36"><text:span text:style-name="T37">Évolution des Attaques</text:span></text:p>
          </table:table-cell>
          <table:table-cell table:style-name="TableCell38">
            <text:p text:style-name="P39"><text:span text:style-name="T40">Rapport ENISA (Europe) :</text:span><text:span text:style-name="T41"><text:s/>Les attaques par<text:s/></text:span><text:span text:style-name="T42">Double Extorsion</text:span><text:span text:style-name="T43"><text:s/>représentent désormais<text:s/></text:span><text:span text:style-name="T44">plus de 70 %</text:span><text:span text:style-name="T45"><text:s/>des incidents Ransomware majeurs.</text:span></text:p>
          </table:table-cell>
          <table:table-cell table:style-name="TableCell46">
            <text:p text:style-name="P47"><text:span text:style-name="T48">Les attaquants ne se contentent plus de chiffrer les données (1ère extorsion) ; ils exfiltrent<text:s/></text:span><text:span text:style-name="T49">systématiquement</text:span><text:span text:style-name="T50"><text:s/>des informations sensibles et<text:s/></text:span><text:span text:style-name="T51">menacent de les publier</text:span><text:span text:style-name="T52"><text:s/>(2e extorsion).</text:span></text:p>
          </table:table-cell>
        </table:table-row>
        <table:table-row table:style-name="TableRow53">
          <table:table-cell table:style-name="TableCell54">
            <text:p text:style-name="P55"><text:span text:style-name="T56">Mesures de Protection</text:span></text:p>
          </table:table-cell>
          <table:table-cell table:style-name="TableCell57">
            <text:p text:style-name="P58"><text:span text:style-name="T59">L'essor des "Vaults" (Coffres-forts) Immuables :</text:span><text:span text:style-name="T60"><text:s/>De plus en plus d'entreprises adoptent des solutions de<text:s/></text:span><text:span text:style-name="T61">stockage de sauvegarde immuable</text:span><text:span text:style-name="T62">.</text:span></text:p>
          </table:table-cell>
          <table:table-cell table:style-name="TableCell63">
            <text:p text:style-name="P64"><text:span text:style-name="T65">Ce système rend les sauvegardes non modifiables ou non effaçables par des processus externes (y compris les ransomwares), assurant un<text:s/></text:span><text:span text:style-name="T66">point de récupération fiable</text:span><text:span text:style-name="T67"><text:s/>même après une intrusion.</text:span></text:p>
          </table:table-cell>
        </table:table-row>
        <table:table-row table:style-name="TableRow68">
          <table:table-cell table:style-name="TableCell69">
            <text:p text:style-name="P70"><text:span text:style-name="T71">Tendances d'Accès</text:span></text:p>
          </table:table-cell>
          <table:table-cell table:style-name="TableCell72">
            <text:p text:style-name="P73"><text:span text:style-name="T74">Les<text:s/></text:span><text:span text:style-name="T75">campagnes de phishing</text:span><text:span text:style-name="T76"><text:s/>exploitant l'IA (textes et courriels ultra-crédibles) pour cibler les employés (spear phishing) sont en forte augmentation.</text:span></text:p>
          </table:table-cell>
          <table:table-cell table:style-name="TableCell77">
            <text:p text:style-name="P78"><text:span text:style-name="T79">Le<text:s/></text:span><text:span text:style-name="T80">facteur humain</text:span><text:span text:style-name="T81"><text:s/>reste le maillon faible. L'IA facilite la création de courriels d'hameçonnage sophistiqués, difficiles à distinguer d'une communication légitime.</text:span></text:p>
          </table:table-cell>
        </table:table-row>
      </table:table>
      <text:p text:style-name="P82">OCTOBRE 2025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header-rows>
          <table:table-row table:style-name="TableRow87">
            <table:table-cell table:style-name="TableCell88">
              <text:p text:style-name="P89"><text:span text:style-name="T90">Catégorie</text:span></text:p>
            </table:table-cell>
            <table:table-cell table:style-name="TableCell91">
              <text:p text:style-name="P92"><text:span text:style-name="T93">Fait Marquant du Mois</text:span></text:p>
            </table:table-cell>
            <table:table-cell table:style-name="TableCell94">
              <text:p text:style-name="P95"><text:span text:style-name="T96">Analyse pour votre Projet</text:span></text:p>
            </table:table-cell>
          </table:table-row>
        </table:table-header-rows>
        <table:table-row table:style-name="TableRow97">
          <table:table-cell table:style-name="TableCell98">
            <text:p text:style-name="P99"><text:span text:style-name="T100">Professionnalisation</text:span></text:p>
          </table:table-cell>
          <table:table-cell table:style-name="TableCell101">
            <text:p text:style-name="P102"><text:span text:style-name="T103">Le RaaS (Ransomware-as-a-Service) se diversifie :</text:span><text:span text:style-name="T104"><text:s/>Les grandes plateformes RaaS offrent désormais des<text:s/></text:span><text:span text:style-name="T105">interfaces d'attaque simplifiées</text:span><text:span text:style-name="T106"><text:s/>et des services de négociation post-attaque.</text:span></text:p>
          </table:table-cell>
          <table:table-cell table:style-name="TableCell107">
            <text:p text:style-name="P108"><text:span text:style-name="T109">Le seuil d'entrée pour devenir attaquant est abaissé. N'importe qui peut louer un kit RaaS pour quelques centaines de dollars, menaçant particulièrement les<text:s/></text:span><text:span text:style-name="T110">PME</text:span><text:span text:style-name="T111"><text:s/>qui n'ont pas de budgets de sécurité élevés.</text:span></text:p>
          </table:table-cell>
        </table:table-row>
        <table:table-row table:style-name="TableRow112">
          <table:table-cell table:style-name="TableCell113">
            <text:p text:style-name="P114"><text:span text:style-name="T115">Nouveaux Vecteurs</text:span></text:p>
          </table:table-cell>
          <table:table-cell table:style-name="TableCell116">
            <text:p text:style-name="P117"><text:span text:style-name="T118">Exploitation des Failles Zéro-Day par les Affiliés RaaS :</text:span><text:span text:style-name="T119"><text:s/>Des vulnérabilités non corrigées (Zero-Day) sont rapidement intégrées dans les kits RaaS les plus populaires.</text:span></text:p>
          </table:table-cell>
          <table:table-cell table:style-name="TableCell120">
            <text:p text:style-name="P121"><text:span text:style-name="T122">La vitesse entre la découverte d'une faille et son exploitation active par le crime organisé se réduit, exigeant une<text:s/></text:span><text:span text:style-name="T123">gestion des correctifs (patch management)<text:s/></text:span><text:soft-page-break/><text:span text:style-name="T124">ultra-réactive</text:span><text:span text:style-name="T125"><text:s/>de la part des entreprises.</text:span></text:p>
          </table:table-cell>
        </table:table-row>
        <text:soft-page-break/>
        <table:table-row table:style-name="TableRow126">
          <table:table-cell table:style-name="TableCell127">
            <text:p text:style-name="P128"><text:span text:style-name="T129">Mesures Proactives</text:span></text:p>
          </table:table-cell>
          <table:table-cell table:style-name="TableCell130">
            <text:p text:style-name="P131"><text:span text:style-name="T132">Simulation d'Attaques (Red Teaming) :</text:span><text:span text:style-name="T133"><text:s/>Les entreprises investissent massivement dans les tests d'intrusion et les simulations d'attaques réalistes pour<text:s/></text:span><text:span text:style-name="T134">identifier les points faibles</text:span><text:span text:style-name="T135"><text:s/>avant les cybercriminels.</text:span></text:p>
          </table:table-cell>
          <table:table-cell table:style-name="TableCell136">
            <text:p text:style-name="P137"><text:span text:style-name="T138">L'approche passe de la réaction à la<text:s/></text:span><text:span text:style-name="T139">proactivité</text:span><text:span text:style-name="T140"><text:s/>: anticiper les méthodes d'attaque utilisées par les groupes RaaS pour renforcer la résilience.</text:span></text:p>
          </table:table-cell>
        </table:table-row>
      </table:table>
      <text:p text:style-name="P141">NOVEMBRE 2025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>
              <text:p text:style-name="P148"><text:span text:style-name="T149">Catégorie</text:span></text:p>
            </table:table-cell>
            <table:table-cell table:style-name="TableCell150">
              <text:p text:style-name="P151"><text:span text:style-name="T152">Fait Marquant du Mois</text:span></text:p>
            </table:table-cell>
            <table:table-cell table:style-name="TableCell153">
              <text:p text:style-name="P154"><text:span text:style-name="T155">Analyse pour votre Projet</text:span></text:p>
            </table:table-cell>
          </table:table-row>
        </table:table-header-rows>
        <table:table-row table:style-name="TableRow156">
          <table:table-cell table:style-name="TableCell157">
            <text:p text:style-name="P158"><text:span text:style-name="T159">Vecteurs Stratégiques</text:span></text:p>
          </table:table-cell>
          <table:table-cell table:style-name="TableCell160">
            <text:p text:style-name="P161"><text:span text:style-name="T162">Attaques par la Chaîne d'Approvisionnement (Supply Chain) :</text:span><text:span text:style-name="T163"><text:s/>Les attaques ciblent de plus en plus les<text:s/></text:span><text:span text:style-name="T164">fournisseurs de logiciels ou de services</text:span><text:span text:style-name="T165"><text:s/>(par exemple, un éditeur de logiciels de gestion) pour atteindre indirectement des centaines de clients.</text:span></text:p>
          </table:table-cell>
          <table:table-cell table:style-name="TableCell166">
            <text:p text:style-name="P167"><text:span text:style-name="T168">Un seul point d'entrée permet de compromettre plusieurs grandes entreprises. Cela nécessite une<text:s/></text:span><text:span text:style-name="T169">vérification rigoureuse des pratiques de sécurité</text:span><text:span text:style-name="T170"><text:s/>des partenaires externes.</text:span></text:p>
          </table:table-cell>
        </table:table-row>
        <table:table-row table:style-name="TableRow171">
          <table:table-cell table:style-name="TableCell172">
            <text:p text:style-name="P173"><text:span text:style-name="T174">Cyber-Assurance</text:span></text:p>
          </table:table-cell>
          <table:table-cell table:style-name="TableCell175">
            <text:p text:style-name="P176"><text:span text:style-name="T177">Durcissement des Politiques d'Assurance :</text:span><text:span text:style-name="T178"><text:s/>Les assureurs exigent des entreprises de<text:s/></text:span><text:span text:style-name="T179">nouvelles conditions minimales</text:span><text:span text:style-name="T180"><text:s/>(MFA, EDR, sauvegardes immuables) pour souscrire à une couverture Ransomware, et les primes augmentent fortement.</text:span></text:p>
          </table:table-cell>
          <table:table-cell table:style-name="TableCell181">
            <text:p text:style-name="P182"><text:span text:style-name="T183">Le risque est trop grand. L'assurance ne couvre plus l'inaction. Elle encourage la<text:s/></text:span><text:span text:style-name="T184">mise en place de mesures de sécurité fondamentales</text:span><text:span text:style-name="T185"><text:s/>comme prérequis.</text:span></text:p>
          </table:table-cell>
        </table:table-row>
        <table:table-row table:style-name="TableRow186">
          <table:table-cell table:style-name="TableCell187">
            <text:p text:style-name="P188"><text:span text:style-name="T189">Contre-Mesures</text:span></text:p>
          </table:table-cell>
          <table:table-cell table:style-name="TableCell190">
            <text:p text:style-name="P191"><text:span text:style-name="T192">L'Émergence du "Zero Trust" (Confiance Zéro) :</text:span><text:span text:style-name="T193"><text:s/>Les entreprises adoptent massivement cette architecture où<text:s/></text:span><text:span text:style-name="T194">aucune entité</text:span><text:span text:style-name="T195"><text:s/>(utilisateur, appareil, application) n'est considérée comme fiable par défaut.</text:span></text:p>
          </table:table-cell>
          <table:table-cell table:style-name="TableCell196">
            <text:p text:style-name="P197"><text:span text:style-name="T198">Toute tentative d'accès doit être vérifiée et autorisée, même au sein du réseau interne, ce qui limite considérablement la<text:s/></text:span><text:span text:style-name="T199">propagation latérale</text:span><text:span text:style-name="T200"><text:s/>du ransomware une fois l'accès initial obtenu.</text:span></text:p>
          </table:table-cell>
        </table:table-row>
      </table:table>
      <text:p text:style-name="P201"/>
      <text:soft-page-break/>
      <text:p text:style-name="P202">DECEMBRE 2025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header-rows>
          <table:table-row table:style-name="TableRow207">
            <table:table-cell table:style-name="TableCell208">
              <text:p text:style-name="P209"><text:span text:style-name="T210">Catégorie</text:span></text:p>
            </table:table-cell>
            <table:table-cell table:style-name="TableCell211">
              <text:p text:style-name="P212"><text:span text:style-name="T213">Fait Marquant du Mois</text:span></text:p>
            </table:table-cell>
            <table:table-cell table:style-name="TableCell214">
              <text:p text:style-name="P215"><text:span text:style-name="T216">Analyse pour votre Projet</text:span></text:p>
            </table:table-cell>
          </table:table-row>
        </table:table-header-rows>
        <table:table-row table:style-name="TableRow217">
          <table:table-cell table:style-name="TableCell218">
            <text:p text:style-name="P219"><text:span text:style-name="T220">Démantèlement</text:span></text:p>
          </table:table-cell>
          <table:table-cell table:style-name="TableCell221">
            <text:p text:style-name="P222"><text:span text:style-name="T223">Opération Internationale "Takedown Hydra" :</text:span><text:span text:style-name="T224"><text:s/>Une opération conjointe (Interpol, FBI, Europol) démantèle un réseau majeur de RaaS, saisissant des serveurs de<text:s/></text:span><text:span text:style-name="T225">Command &amp; Control</text:span><text:span text:style-name="T226"><text:s/>(C2) et arrêtant des opérateurs clés.</text:span></text:p>
          </table:table-cell>
          <table:table-cell table:style-name="TableCell227">
            <text:p text:style-name="P228"><text:span text:style-name="T229">Ces actions prouvent que la<text:s/></text:span><text:span text:style-name="T230">coopération internationale</text:span><text:span text:style-name="T231"><text:s/>est vitale pour perturber l'écosystème du crime organisé. Cependant, les groupes se reforment rapidement sous d'autres noms.</text:span></text:p>
          </table:table-cell>
        </table:table-row>
        <table:table-row table:style-name="TableRow232">
          <table:table-cell table:style-name="TableCell233">
            <text:p text:style-name="P234"><text:span text:style-name="T235">Législation</text:span></text:p>
          </table:table-cell>
          <table:table-cell table:style-name="TableCell236">
            <text:p text:style-name="P237"><text:span text:style-name="T238">Loi NIS 2 (UE) :</text:span><text:span text:style-name="T239"><text:s/>Les nouvelles directives européennes entrent en vigueur, imposant des<text:s/></text:span><text:span text:style-name="T240">exigences de sécurité strictes</text:span><text:span text:style-name="T241"><text:s/>et des obligations de<text:s/></text:span><text:span text:style-name="T242">notification d'incidents sous 24 heures</text:span><text:span text:style-name="T243"><text:s/>pour les entités essentielles et importantes.</text:span></text:p>
          </table:table-cell>
          <table:table-cell table:style-name="TableCell244">
            <text:p text:style-name="P245"><text:span text:style-name="T246">La négligence en matière de cybersécurité devient coûteuse : les entreprises risquent des<text:s/></text:span><text:span text:style-name="T247">amendes substantielles</text:span><text:span text:style-name="T248"><text:s/>si elles ne protègent pas adéquatement leurs systèmes.</text:span></text:p>
          </table:table-cell>
        </table:table-row>
        <table:table-row table:style-name="TableRow249">
          <table:table-cell table:style-name="TableCell250">
            <text:p text:style-name="P251"><text:span text:style-name="T252">Mesures Techniques Avancées</text:span></text:p>
          </table:table-cell>
          <table:table-cell table:style-name="TableCell253">
            <text:p text:style-name="P254"><text:span text:style-name="T255">EDR (Endpoint Detection and Response) :</text:span><text:span text:style-name="T256"><text:s/>Ces solutions deviennent la norme. Elles utilisent l'IA pour<text:s/></text:span><text:span text:style-name="T257">détecter des comportements malveillants</text:span><text:span text:style-name="T258"><text:s/>avant que le chiffrement ne commence, et isoler instantanément les postes compromis.</text:span></text:p>
          </table:table-cell>
          <table:table-cell table:style-name="TableCell259">
            <text:p text:style-name="P260"><text:span text:style-name="T261">L'accent est mis sur la<text:s/></text:span><text:span text:style-name="T262">détection précoce des mouvements latéraux</text:span><text:span text:style-name="T263"><text:s/>(lorsque l'attaquant se déplace dans le réseau) plutôt que sur la simple prévention initiale.</text:span></text:p>
          </table:table-cell>
        </table:table-row>
      </table:table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orizontal-container" style:display-name="horizontal-container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id ABDELLAOUI</meta:initial-creator>
    <dc:creator>Walid ABDELLAOUI</dc:creator>
    <meta:creation-date>2025-12-10T10:51:00Z</meta:creation-date>
    <dc:date>2025-12-10T10:56:00Z</dc:date>
    <meta:template xlink:href="Normal.dotm" xlink:type="simple"/>
    <meta:editing-cycles>2</meta:editing-cycles>
    <meta:editing-duration>PT240S</meta:editing-duration>
    <meta:document-statistic meta:page-count="4" meta:paragraph-count="10" meta:word-count="818" meta:character-count="5309" meta:row-count="37" meta:non-whitespace-character-count="4501"/>
  </office:meta>
</office:document-meta>
</file>